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starting on rate recipes</text:p>
          </table:table-cell>
          <table:table-cell/>
          <table:table-cell table:style-name="ce4" office:value-type="time" office:time-value="PT02H35M00S">
            <text:p>02:35:00 AM</text:p>
          </table:table-cell>
          <table:table-cell table:number-columns-repeated="1021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6T14:36:04</dc:date>
    <meta:generator>LibreOffice/3.5$Linux_X86_64 LibreOffice_project/350m1$Build-2</meta:generator>
    <meta:editing-duration>P7DT12H31M10S</meta:editing-duration>
    <meta:editing-cycles>349</meta:editing-cycles>
    <meta:document-statistic meta:table-count="1" meta:cell-count="60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